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 text:use-soft-page-breaks="true">
      <text:variable-decls>
        <text:variable-decl office:value-type="float" text:name="Start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artTime2"/>
      </text:user-field-decls>
      <text:p text:style-name="Standard">Recording started at 2:05</text:p>
      <text:p text:style-name="Standard"/>
      <text:p text:style-name="Standard">Technology is changing the American sense of community.</text:p>
      <text:p text:style-name="Standard">Technology is US around 1920s make the feeling of isolation much more possible to achieve.</text:p>
      <text:p text:style-name="Standard">By the end of 1920s, 95 million movie tickets were sold every week, compared to the 106 million men, women, and children in the country.</text:p>
      <text:p text:style-name="Standard">Fan magazines for movie stars.</text:p>
      <text:p text:style-name="Standard">Movies were an event,up to 2000 people could be in some of the bigger theaters. <text:s/>and a way for people to participate with the community of the audience.</text:p>
      <text:p text:style-name="Standard">“Talkies” came out, movies that had sound. The Jazz Singer first movie with sound.</text:p>
      <text:p text:style-name="Standard">Obliterate the appeal of going to the theater to socialize with community/audience.</text:p>
      <text:p text:style-name="Standard">Economics of 1920s have most long term importance.</text:p>
      <text:p text:style-name="Standard">We will recognize the way the government utilizes policy to try and encourage economic growth and activity.</text:p>
      <text:p text:style-name="Standard">Government tries to stimulate economic growth. Encourage the ability of the economy to hit impressive levels of mass production.</text:p>
      <text:p text:style-name="Standard">Problem is we are not able to perform mass consumption.</text:p>
      <text:p text:style-name="Standard">Through creation of policies to increase the supply of capital.</text:p>
      <text:p text:style-name="Standard">Concentration on supply part of this.</text:p>
      <text:p text:style-name="Standard"><text:s/></text:p>
      <text:p text:style-name="Standard">Most important component , 1926 Revenue Act, signed by Pres Coolidge</text:p>
      <text:p text:style-name="Standard">Andrew Mellon Treas Secretary, supported it aggressively</text:p>
      <text:p text:style-name="Standard">designed to concentrate wealth at the very top to focus on supply of capital for the economy as a whole</text:p>
      <text:p text:style-name="Standard">capital is idle money, not necessarily “needed” <text:s/>not used for necessities, “surplus” money</text:p>
      <text:p text:style-name="Standard">...meant to be put to work – research &amp; development, stocks, etc. fuels innovation</text:p>
      <text:p text:style-name="Standard">but also keeps money from everyone else,, no money to spend as consumers</text:p>
      <text:p text:style-name="Standard">Revenue Act slashes the federal tax liability on ppl who earned over 1 mil per year (30k ppl at most)</text:p>
      <text:p text:style-name="Standard">given special tax credits also, eliminated gift tax, estate tax cut in half, etc</text:p>
      <text:p text:style-name="Standard">goal was to feed the supply of capital </text:p>
      <text:p text:style-name="Standard"/>
      <text:p text:style-name="Standard">destruction of union movement</text:p>
      <text:p text:style-name="Standard">resorted to Yellow Dog contracts, in event of strike, you would continue to work, sign it or not get the job. Unions allow workers negotiating power. </text:p>
      <text:p text:style-name="Standard">Weak unionization movement of 1920's diminished ability of workers to get some of this surplus money in their own pockets. <text:s/>All the money goes into the pockets of the super rich,</text:p>
      <text:p text:style-name="Standard">super rich are not buying things that stimulate the economy. </text:p>
      <text:p text:style-name="Standard">Cycle of production slows/not needed, people get laid off, no money. So even less money to go back into the economy.</text:p>
      <text:p text:style-name="Standard">(In 50's when taxes on wealthy were highest, there was money to go back into the people – money used to <text:s/>invest in programs that benefited the working class – homes, cars, transportation)</text:p>
      <text:p text:style-name="Standard"/>
      <text:p text:style-name="Standard">When Mellon proposed Rev Act, a democrat senator from Nebraska George Norris calculated how Mellon would make out with this Act vs his own constituents. </text:p>
      <text:p text:style-name="Standard">Figured Mellon would get more tax reduction than ALL tax paying residents of his state put together </text:p>
      <text:p text:style-name="Standard"/>
      <text:p text:style-name="Standard">1920s – what you buy or own reflects on who you are and your status. That thought process becomes the norm </text:p>
      <text:p text:style-name="Standard"><text:soft-page-break/>Babbitt, by Sinclair Lewis and Middletown studies by Lynds both addressed how what you owned defined who you were. Everybody just works to buy stuff, not to have pride etc. </text:p>
      <text:p text:style-name="Standard">all this spending though is being driven by credit! People don't have the money to spend on all this stuff so they are <text:s/>utilizing credit.... </text:p>
      <text:p text:style-name="Standard"/>
      <text:p text:style-name="Standard"><text:s/></text:p>
      <text:p text:style-name="Standard"/>
      <text:p text:style-name="Standard">(02:27 PM notes)</text:p>
      <text:p text:style-name="Standard">Until</text:p>
      <text:p text:style-name="Standard">(<text:time style:data-style-name="N42" text:time-value="2018-03-26T14:52:30.47" text:fixed="true">02:52 PM</text:time> not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 text:fixed="true">03/26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26T14:04:36.75</meta:creation-date>
    <meta:generator>OpenOffice/4.1.3$Win32 OpenOffice.org_project/413m1$Build-9783</meta:generator>
    <dc:date>2018-05-10T14:24:02.43</dc:date>
    <dc:creator>Timothy Cayer</dc:creator>
    <meta:editing-duration>PT3H45M7S</meta:editing-duration>
    <meta:editing-cycles>12</meta:editing-cycles>
    <meta:document-statistic meta:table-count="0" meta:image-count="0" meta:object-count="0" meta:page-count="2" meta:paragraph-count="40" meta:word-count="553" meta:character-count="3226"/>
  </office:meta>
</office:document-meta>
</file>